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63cm"/>
    </style:style>
    <style:style style:name="co2" style:family="table-column">
      <style:table-column-properties fo:break-before="auto" style:column-width="8.606cm"/>
    </style:style>
    <style:style style:name="co3" style:family="table-column">
      <style:table-column-properties fo:break-before="auto" style:column-width="8.634cm"/>
    </style:style>
    <style:style style:name="co4" style:family="table-column">
      <style:table-column-properties fo:break-before="auto" style:column-width="3.417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1.004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5" table:number-columns-repeated="2" table:default-cell-style-name="Default"/>
        <table:table-row table:style-name="ro1">
          <table:table-cell office:value-type="string">
            <text:p>FILENAME</text:p>
          </table:table-cell>
          <table:table-cell office:value-type="string">
            <text:p>TITLE</text:p>
          </table:table-cell>
          <table:table-cell office:value-type="string">
            <text:p>ARTIST</text:p>
          </table:table-cell>
          <table:table-cell office:value-type="string">
            <text:p>GENRE</text:p>
          </table:table-cell>
          <table:table-cell office:value-type="string">
            <text:p>ez5</text:p>
          </table:table-cell>
          <table:table-cell office:value-type="string">
            <text:p>ez7</text:p>
          </table:table-cell>
          <table:table-cell office:value-type="string">
            <text:p>nm5</text:p>
          </table:table-cell>
          <table:table-cell office:value-type="string">
            <text:p>nm7</text:p>
          </table:table-cell>
          <table:table-cell office:value-type="string">
            <text:p>hd5</text:p>
          </table:table-cell>
          <table:table-cell office:value-type="string">
            <text:p>hd7</text:p>
          </table:table-cell>
          <table:table-cell office:value-type="string">
            <text:p>mx5</text:p>
          </table:table-cell>
          <table:table-cell office:value-type="string">
            <text:p>mx7</text:p>
          </table:table-cell>
          <table:table-cell office:value-type="string">
            <text:p>sc5</text:p>
          </table:table-cell>
          <table:table-cell office:value-type="string">
            <text:p>sc7</text:p>
          </table:table-cell>
        </table:table-row>
        <table:table-row table:style-name="ro1">
          <table:table-cell table:number-columns-repeated="2" office:value-type="string">
            <text:p>1st</text:p>
          </table:table-cell>
          <table:table-cell office:value-type="string">
            <text:p>Buzz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1stsync</text:p>
          </table:table-cell>
          <table:table-cell office:value-type="string">
            <text:p>1st Sync</text:p>
          </table:table-cell>
          <table:table-cell office:value-type="string">
            <text:p>Forte Escape</text:p>
          </table:table-cell>
          <table:table-cell office:value-type="string">
            <text:p>Trance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asunshine</text:p>
          </table:table-cell>
          <table:table-cell office:value-type="string">
            <text:p>Again Sunshine</text:p>
          </table:table-cell>
          <table:table-cell office:value-type="string">
            <text:p>Forte Escape</text:p>
          </table:table-cell>
          <table:table-cell office:value-type="string">
            <text:p>Anime Pop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alliwant</text:p>
          </table:table-cell>
          <table:table-cell office:value-type="string">
            <text:p>All I Want</text:p>
          </table:table-cell>
          <table:table-cell office:value-type="string">
            <text:p>Wasabi Icecream</text:p>
          </table:table-cell>
          <table:table-cell office:value-type="string">
            <text:p>Pop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allofyourlove</text:p>
          </table:table-cell>
          <table:table-cell office:value-type="string">
            <text:p>All of Your Love</text:p>
          </table:table-cell>
          <table:table-cell office:value-type="string">
            <text:p>Wasabi Icecream</text:p>
          </table:table-cell>
          <table:table-cell office:value-type="string">
            <text:p>Modern Dance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angel</text:p>
          </table:table-cell>
          <table:table-cell office:value-type="string">
            <text:p>Angel</text:p>
          </table:table-cell>
          <table:table-cell office:value-type="string">
            <text:p>Jeppet Co, PD Casker</text:p>
          </table:table-cell>
          <table:table-cell office:value-type="string">
            <text:p>Funky Pop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angelictears</text:p>
          </table:table-cell>
          <table:table-cell office:value-type="string">
            <text:p>Angelic Tears</text:p>
          </table:table-cell>
          <table:table-cell office:value-type="string">
            <text:p>SHIKI</text:p>
          </table:table-cell>
          <table:table-cell office:value-type="string">
            <text:p>Trance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animal</text:p>
          </table:table-cell>
          <table:table-cell office:value-type="string">
            <text:p>Animal</text:p>
          </table:table-cell>
          <table:table-cell office:value-type="string">
            <text:p>Blue M</text:p>
          </table:table-cell>
          <table:table-cell office:value-type="string">
            <text:p>Classic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anotherlove</text:p>
          </table:table-cell>
          <table:table-cell office:value-type="string">
            <text:p>Another Love</text:p>
          </table:table-cell>
          <table:table-cell office:value-type="string">
            <text:p>Tei</text:p>
          </table:table-cell>
          <table:table-cell office:value-type="string">
            <text:p>K Pop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anight</text:p>
          </table:table-cell>
          <table:table-cell office:value-type="string">
            <text:p>Arabian Night</text:p>
          </table:table-cell>
          <table:table-cell office:value-type="string">
            <text:p>East Wind</text:p>
          </table:table-cell>
          <table:table-cell office:value-type="string">
            <text:p>Techno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ai</text:p>
          </table:table-cell>
          <table:table-cell office:value-type="string">
            <text:p>Artificial Integrity</text:p>
          </table:table-cell>
          <table:table-cell office:value-type="string">
            <text:p>Forte Escape</text:p>
          </table:table-cell>
          <table:table-cell office:value-type="string">
            <text:p>Techno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table:number-columns-repeated="4"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baram</text:p>
          </table:table-cell>
          <table:table-cell office:value-type="string">
            <text:p>Ask a Favor to The Wind</text:p>
          </table:table-cell>
          <table:table-cell office:value-type="string">
            <text:p>Tako Ashin</text:p>
          </table:table-cell>
          <table:table-cell office:value-type="string">
            <text:p>R&amp;B Fantasy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baramjp</text:p>
          </table:table-cell>
          <table:table-cell office:value-type="string">
            <text:p>Ask a Favor to The Wind (Japan version)</text:p>
          </table:table-cell>
          <table:table-cell office:value-type="string">
            <text:p>Forte Escape, Tako Ashin, JUNJUN</text:p>
          </table:table-cell>
          <table:table-cell office:value-type="string">
            <text:p>R&amp;B Fantasy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baramlive</text:p>
          </table:table-cell>
          <table:table-cell office:value-type="string">
            <text:p>Ask a Favor to The Wind (Live version)</text:p>
          </table:table-cell>
          <table:table-cell office:value-type="string">
            <text:p>Forte Escape</text:p>
          </table:table-cell>
          <table:table-cell office:value-type="string">
            <text:p>R&amp;B Fantas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2" office:value-type="float" office:value="99">
            <text:p>99</text:p>
          </table:table-cell>
        </table:table-row>
        <table:table-row table:style-name="ro1">
          <table:table-cell office:value-type="string">
            <text:p>astro</text:p>
          </table:table-cell>
          <table:table-cell office:value-type="string">
            <text:p>Astro Fight</text:p>
          </table:table-cell>
          <table:table-cell office:value-type="string">
            <text:p>Forte Escape</text:p>
          </table:table-cell>
          <table:table-cell office:value-type="string">
            <text:p>Funky Stomp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aurora</text:p>
          </table:table-cell>
          <table:table-cell office:value-type="string">
            <text:p>Aurora Borealis</text:p>
          </table:table-cell>
          <table:table-cell office:value-type="string">
            <text:p>Electronic Boutique</text:p>
          </table:table-cell>
          <table:table-cell office:value-type="string">
            <text:p>Drum n Bass</text:p>
          </table:table-cell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avemaria</text:p>
          </table:table-cell>
          <table:table-cell office:value-type="string">
            <text:p>Ave Maria</text:p>
          </table:table-cell>
          <table:table-cell office:value-type="string">
            <text:p>Schubert</text:p>
          </table:table-cell>
          <table:table-cell office:value-type="string">
            <text:p>Classic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bananashake</text:p>
          </table:table-cell>
          <table:table-cell office:value-type="string">
            <text:p>Banana Shake</text:p>
          </table:table-cell>
          <table:table-cell office:value-type="string">
            <text:p>Humming Urban Stereo</text:p>
          </table:table-cell>
          <table:table-cell office:value-type="string">
            <text:p>K Pop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binbingo</text:p>
          </table:table-cell>
          <table:table-cell office:value-type="string">
            <text:p>Bin Go</text:p>
          </table:table-cell>
          <table:table-cell office:value-type="string">
            <text:p>Tyfoon</text:p>
          </table:table-cell>
          <table:table-cell office:value-type="string">
            <text:p>K Pop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bingo</text:p>
          </table:table-cell>
          <table:table-cell office:value-type="string">
            <text:p>Bingo</text:p>
          </table:table-cell>
          <table:table-cell office:value-type="string">
            <text:p>Koyote</text:p>
          </table:table-cell>
          <table:table-cell office:value-type="string">
            <text:p>K Pop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bisoo</text:p>
          </table:table-cell>
          <table:table-cell office:value-type="string">
            <text:p>Bisoo</text:p>
          </table:table-cell>
          <table:table-cell office:value-type="string">
            <text:p>???</text:p>
          </table:table-cell>
          <table:table-cell office:value-type="string">
            <text:p>Melody Core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bobjo</text:p>
          </table:table-cell>
          <table:table-cell office:value-type="string">
            <text:p>Bob Jo</text:p>
          </table:table-cell>
          <table:table-cell office:value-type="string">
            <text:p>Humming Urban Stereo</text:p>
          </table:table-cell>
          <table:table-cell office:value-type="string">
            <text:p>K Pop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brandnew</text:p>
          </table:table-cell>
          <table:table-cell office:value-type="string">
            <text:p>Brand New</text:p>
          </table:table-cell>
          <table:table-cell office:value-type="string">
            <text:p>Shinwa</text:p>
          </table:table-cell>
          <table:table-cell office:value-type="string">
            <text:p>K Pop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braveitout</text:p>
          </table:table-cell>
          <table:table-cell office:value-type="string">
            <text:p>Brave it Out</text:p>
          </table:table-cell>
          <table:table-cell office:value-type="string">
            <text:p>Gonzo</text:p>
          </table:table-cell>
          <table:table-cell office:value-type="string">
            <text:p>Aggresive Funk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bravo</text:p>
          </table:table-cell>
          <table:table-cell office:value-type="string">
            <text:p>Bravo</text:p>
          </table:table-cell>
          <table:table-cell office:value-type="string">
            <text:p>Sung Kyu</text:p>
          </table:table-cell>
          <table:table-cell office:value-type="string">
            <text:p>Funk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brightdreamins</text:p>
          </table:table-cell>
          <table:table-cell office:value-type="string">
            <text:p>Bright Dream</text:p>
          </table:table-cell>
          <table:table-cell office:value-type="string">
            <text:p>M2U</text:p>
          </table:table-cell>
          <table:table-cell office:value-type="string">
            <text:p>Anime House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brightdreamvc</text:p>
          </table:table-cell>
          <table:table-cell office:value-type="string">
            <text:p>Bright Dream Instrumental</text:p>
          </table:table-cell>
          <table:table-cell office:value-type="string">
            <text:p>M2U</text:p>
          </table:table-cell>
          <table:table-cell office:value-type="string">
            <text:p>Anime House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canwetalk</text:p>
          </table:table-cell>
          <table:table-cell office:value-type="string">
            <text:p>Can We Talk</text:p>
          </table:table-cell>
          <table:table-cell office:value-type="string">
            <text:p>Forte Escape</text:p>
          </table:table-cell>
          <table:table-cell office:value-type="string">
            <text:p>Acid Jazz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canremix</text:p>
          </table:table-cell>
          <table:table-cell office:value-type="string">
            <text:p>Can We Talk (Remix)</text:p>
          </table:table-cell>
          <table:table-cell office:value-type="string">
            <text:p>Forte Escape</text:p>
          </table:table-cell>
          <table:table-cell office:value-type="string">
            <text:p>Acid Jazz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carmenfantasy</text:p>
          </table:table-cell>
          <table:table-cell office:value-type="string">
            <text:p>Carmen Fantasy</text:p>
          </table:table-cell>
          <table:table-cell office:value-type="string">
            <text:p>Wide Music</text:p>
          </table:table-cell>
          <table:table-cell office:value-type="string">
            <text:p>Classic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carmentoreador</text:p>
          </table:table-cell>
          <table:table-cell office:value-type="string">
            <text:p>Carmen Toreador</text:p>
          </table:table-cell>
          <table:table-cell office:value-type="string">
            <text:p>WavFactory</text:p>
          </table:table-cell>
          <table:table-cell office:value-type="string">
            <text:p>Classic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catchme</text:p>
          </table:table-cell>
          <table:table-cell office:value-type="string">
            <text:p>Catch Me</text:p>
          </table:table-cell>
          <table:table-cell office:value-type="string">
            <text:p>Forte Escape</text:p>
          </table:table-cell>
          <table:table-cell office:value-type="string">
            <text:p>Alternative Rock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celestial</text:p>
          </table:table-cell>
          <table:table-cell office:value-type="string">
            <text:p>Celestial Tears</text:p>
          </table:table-cell>
          <table:table-cell office:value-type="string">
            <text:p>Tsukasa</text:p>
          </table:table-cell>
          <table:table-cell office:value-type="string">
            <text:p>Piano Trance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cog</text:p>
          </table:table-cell>
          <table:table-cell office:value-type="string">
            <text:p>Chain of Gravity</text:p>
          </table:table-cell>
          <table:table-cell office:value-type="string">
            <text:p>Tsukasa</text:p>
          </table:table-cell>
          <table:table-cell office:value-type="string">
            <text:p>Melody Trance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string">
            <text:p>chase575</text:p>
          </table:table-cell>
          <table:table-cell office:value-type="string">
            <text:p>Chase 575</text:p>
          </table:table-cell>
          <table:table-cell office:value-type="string">
            <text:p>Forte Escape</text:p>
          </table:table-cell>
          <table:table-cell office:value-type="string">
            <text:p>DnB Stomp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cherokee</text:p>
          </table:table-cell>
          <table:table-cell office:value-type="string">
            <text:p>Cherokee</text:p>
          </table:table-cell>
          <table:table-cell office:value-type="string">
            <text:p>xxdbxx</text:p>
          </table:table-cell>
          <table:table-cell office:value-type="string">
            <text:p>Trance Fusion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chopmarch</text:p>
          </table:table-cell>
          <table:table-cell office:value-type="string">
            <text:p>Chop March</text:p>
          </table:table-cell>
          <table:table-cell office:value-type="string">
            <text:p>Blue M</text:p>
          </table:table-cell>
          <table:table-cell office:value-type="string">
            <text:p>Classic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chronobreakers</text:p>
          </table:table-cell>
          <table:table-cell office:value-type="string">
            <text:p>Chrono Breakers</text:p>
          </table:table-cell>
          <table:table-cell office:value-type="string">
            <text:p>Nien, Ress</text:p>
          </table:table-cell>
          <table:table-cell office:value-type="string">
            <text:p>Anime Pop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chuok</text:p>
          </table:table-cell>
          <table:table-cell office:value-type="string">
            <text:p>Chuok</text:p>
          </table:table-cell>
          <table:table-cell office:value-type="string">
            <text:p>Boohwal</text:p>
          </table:table-cell>
          <table:table-cell office:value-type="string">
            <text:p>K Pop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cnp</text:p>
          </table:table-cell>
          <table:table-cell office:value-type="string">
            <text:p>CnP</text:p>
          </table:table-cell>
          <table:table-cell office:value-type="string">
            <text:p>CrooFE</text:p>
          </table:table-cell>
          <table:table-cell office:value-type="string">
            <text:p>Electro Funk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coolrunning</text:p>
          </table:table-cell>
          <table:table-cell office:value-type="string">
            <text:p>Cool Running</text:p>
          </table:table-cell>
          <table:table-cell office:value-type="string">
            <text:p>East Wind</text:p>
          </table:table-cell>
          <table:table-cell office:value-type="string">
            <text:p>Techno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cosmicelevator</text:p>
          </table:table-cell>
          <table:table-cell office:value-type="string">
            <text:p>Cosmic Elevator (Instrumental version)</text:p>
          </table:table-cell>
          <table:table-cell office:value-type="string">
            <text:p>Forte Escape</text:p>
          </table:table-cell>
          <table:table-cell office:value-type="string">
            <text:p>Anime Pop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crazy</text:p>
          </table:table-cell>
          <table:table-cell office:value-type="string">
            <text:p>Crazy</text:p>
          </table:table-cell>
          <table:table-cell office:value-type="string">
            <text:p>Se7en</text:p>
          </table:table-cell>
          <table:table-cell office:value-type="string">
            <text:p>R&amp;B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crazy2</text:p>
          </table:table-cell>
          <table:table-cell office:value-type="string">
            <text:p>Crazy (other)</text:p>
          </table:table-cell>
          <table:table-cell office:value-type="string">
            <text:p>???</text:p>
          </table:table-cell>
          <table:table-cell office:value-type="string">
            <text:p>K Pop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table:number-columns-repeated="6"/>
        </table:table-row>
        <table:table-row table:style-name="ro1">
          <table:table-cell office:value-type="string">
            <text:p>caikospost</text:p>
          </table:table-cell>
          <table:table-cell office:value-type="string">
            <text:p>Csikos Post</text:p>
          </table:table-cell>
          <table:table-cell office:value-type="string">
            <text:p>Hermann Necke</text:p>
          </table:table-cell>
          <table:table-cell office:value-type="string">
            <text:p>Classic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damascus</text:p>
          </table:table-cell>
          <table:table-cell office:value-type="string">
            <text:p>Damascus</text:p>
          </table:table-cell>
          <table:table-cell office:value-type="string">
            <text:p>Makou</text:p>
          </table:table-cell>
          <table:table-cell office:value-type="string">
            <text:p>70's Funky Jazz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dancedance</text:p>
          </table:table-cell>
          <table:table-cell office:value-type="string">
            <text:p>Dance Dance</text:p>
          </table:table-cell>
          <table:table-cell office:value-type="string">
            <text:p>ITYM</text:p>
          </table:table-cell>
          <table:table-cell office:value-type="string">
            <text:p>K Pop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dplanet</text:p>
          </table:table-cell>
          <table:table-cell office:value-type="string">
            <text:p>Dancin' Planet</text:p>
          </table:table-cell>
          <table:table-cell office:value-type="string">
            <text:p>Planetboom</text:p>
          </table:table-cell>
          <table:table-cell office:value-type="string">
            <text:p>Hybrid Core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dannyum</text:p>
          </table:table-cell>
          <table:table-cell office:value-type="string">
            <text:p>Dannyum</text:p>
          </table:table-cell>
          <table:table-cell office:value-type="string">
            <text:p>Tei</text:p>
          </table:table-cell>
          <table:table-cell office:value-type="string">
            <text:p>K Pop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delicious</text:p>
          </table:table-cell>
          <table:table-cell office:value-type="string">
            <text:p>Delicious Humming</text:p>
          </table:table-cell>
          <table:table-cell office:value-type="string">
            <text:p>Humming Urban Stereo</text:p>
          </table:table-cell>
          <table:table-cell office:value-type="string">
            <text:p>K Pop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detonator</text:p>
          </table:table-cell>
          <table:table-cell office:value-type="string">
            <text:p>Detonator</text:p>
          </table:table-cell>
          <table:table-cell office:value-type="string">
            <text:p>EarBreaker</text:p>
          </table:table-cell>
          <table:table-cell office:value-type="string">
            <text:p>Warp Breaks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discoking</text:p>
          </table:table-cell>
          <table:table-cell office:value-type="string">
            <text:p>Disco King</text:p>
          </table:table-cell>
          <table:table-cell office:value-type="string">
            <text:p>Koyote</text:p>
          </table:table-cell>
          <table:table-cell office:value-type="string">
            <text:p>Disco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discotime</text:p>
          </table:table-cell>
          <table:table-cell office:value-type="string">
            <text:p>Disco Time</text:p>
          </table:table-cell>
          <table:table-cell office:value-type="string">
            <text:p>Tari</text:p>
          </table:table-cell>
          <table:table-cell office:value-type="string">
            <text:p>Disco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dreadnought</text:p>
          </table:table-cell>
          <table:table-cell office:value-type="string">
            <text:p>Dreadnought</text:p>
          </table:table-cell>
          <table:table-cell office:value-type="string">
            <text:p>EarBreaker</text:p>
          </table:table-cell>
          <table:table-cell office:value-type="string">
            <text:p>Big Beat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dreammeet</text:p>
          </table:table-cell>
          <table:table-cell office:value-type="string">
            <text:p>Dream Meet</text:p>
          </table:table-cell>
          <table:table-cell office:value-type="string">
            <text:p>Choo Ka Yul</text:p>
          </table:table-cell>
          <table:table-cell office:value-type="string">
            <text:p>K Pop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dreamofyou</text:p>
          </table:table-cell>
          <table:table-cell office:value-type="string">
            <text:p>Dream of You</text:p>
          </table:table-cell>
          <table:table-cell office:value-type="string">
            <text:p>Makou</text:p>
          </table:table-cell>
          <table:table-cell office:value-type="string">
            <text:p>Sweet Jazz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bajo</text:p>
          </table:table-cell>
          <table:table-cell office:value-type="string">
            <text:p>ella (Bajo de la Luna)</text:p>
          </table:table-cell>
          <table:table-cell office:value-type="string">
            <text:p>Casker</text:p>
          </table:table-cell>
          <table:table-cell office:value-type="string">
            <text:p>K Pop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elasticstar</text:p>
          </table:table-cell>
          <table:table-cell office:value-type="string">
            <text:p>Elastic Star</text:p>
          </table:table-cell>
          <table:table-cell office:value-type="string">
            <text:p>Forte Escape</text:p>
          </table:table-cell>
          <table:table-cell office:value-type="string">
            <text:p>Acid House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3"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electrosens</text:p>
          </table:table-cell>
          <table:table-cell office:value-type="string">
            <text:p>Electro Sensibility</text:p>
          </table:table-cell>
          <table:table-cell office:value-type="string">
            <text:p>Forte Escape, Croove</text:p>
          </table:table-cell>
          <table:table-cell office:value-type="string">
            <text:p>Electro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endofmoon</text:p>
          </table:table-cell>
          <table:table-cell office:value-type="string">
            <text:p>End of The Moonlight</text:p>
          </table:table-cell>
          <table:table-cell office:value-type="string">
            <text:p>Eyehead, Ponglow</text:p>
          </table:table-cell>
          <table:table-cell office:value-type="string">
            <text:p>Techno Pop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13">
            <text:p>13</text:p>
          </table:table-cell>
        </table:table-row>
        <table:table-row table:style-name="ro1">
          <table:table-cell office:value-type="string">
            <text:p>enemystorm</text:p>
          </table:table-cell>
          <table:table-cell office:value-type="string">
            <text:p>Enemy Storm</text:p>
          </table:table-cell>
          <table:table-cell office:value-type="string">
            <text:p>Lassoft</text:p>
          </table:table-cell>
          <table:table-cell office:value-type="string">
            <text:p>Hardcore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13">
            <text:p>13</text:p>
          </table:table-cell>
        </table:table-row>
        <table:table-row table:style-name="ro1">
          <table:table-cell office:value-type="string">
            <text:p>eol</text:p>
          </table:table-cell>
          <table:table-cell office:value-type="string">
            <text:p>Eol</text:p>
          </table:table-cell>
          <table:table-cell office:value-type="string">
            <text:p>Mayday</text:p>
          </table:table-cell>
          <table:table-cell office:value-type="string">
            <text:p>K Pop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eros</text:p>
          </table:table-cell>
          <table:table-cell office:value-type="string">
            <text:p>Eros</text:p>
          </table:table-cell>
          <table:table-cell office:value-type="string">
            <text:p>Uhm Jung Hwa</text:p>
          </table:table-cell>
          <table:table-cell office:value-type="string">
            <text:p>K Pop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boy</text:p>
          </table:table-cell>
          <table:table-cell office:value-type="string">
            <text:p>Eternal Memory</text:p>
          </table:table-cell>
          <table:table-cell office:value-type="string">
            <text:p>M2U</text:p>
          </table:table-cell>
          <table:table-cell office:value-type="string">
            <text:p>Fantasy Pop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eternity</text:p>
          </table:table-cell>
          <table:table-cell office:value-type="string">
            <text:p>Eternity</text:p>
          </table:table-cell>
          <table:table-cell office:value-type="string">
            <text:p>Uhm Jung Hwa</text:p>
          </table:table-cell>
          <table:table-cell office:value-type="string">
            <text:p>K Pop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morning</text:p>
          </table:table-cell>
          <table:table-cell office:value-type="string">
            <text:p>Every Morning!</text:p>
          </table:table-cell>
          <table:table-cell office:value-type="string">
            <text:p>ND Lee</text:p>
          </table:table-cell>
          <table:table-cell office:value-type="string">
            <text:p>80s 8bit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extreme</text:p>
          </table:table-cell>
          <table:table-cell office:value-type="string">
            <text:p>Extreme Z4</text:p>
          </table:table-cell>
          <table:table-cell office:value-type="string">
            <text:p>Kinys</text:p>
          </table:table-cell>
          <table:table-cell office:value-type="string">
            <text:p>Break Beat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2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fangel</text:p>
          </table:table-cell>
          <table:table-cell office:value-type="string">
            <text:p>Fallen Angel</text:p>
          </table:table-cell>
          <table:table-cell office:value-type="string">
            <text:p>DJ Mocha</text:p>
          </table:table-cell>
          <table:table-cell office:value-type="string">
            <text:p>Modern Rock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far</text:p>
          </table:table-cell>
          <table:table-cell office:value-type="string">
            <text:p>Far East Glass Field</text:p>
          </table:table-cell>
          <table:table-cell office:value-type="string">
            <text:p>I.B.I.S</text:p>
          </table:table-cell>
          <table:table-cell office:value-type="string">
            <text:p>Trance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string">
            <text:p>fear</text:p>
          </table:table-cell>
          <table:table-cell office:value-type="string">
            <text:p>Fear</text:p>
          </table:table-cell>
          <table:table-cell office:value-type="string">
            <text:p>???</text:p>
          </table:table-cell>
          <table:table-cell office:value-type="string">
            <text:p>Drum n Bass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feel</text:p>
          </table:table-cell>
          <table:table-cell office:value-type="string">
            <text:p>Feel</text:p>
          </table:table-cell>
          <table:table-cell office:value-type="string">
            <text:p>DJ Mocha, Yujin</text:p>
          </table:table-cell>
          <table:table-cell office:value-type="string">
            <text:p>Acid Pop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fentanest</text:p>
          </table:table-cell>
          <table:table-cell office:value-type="string">
            <text:p>Fentanest</text:p>
          </table:table-cell>
          <table:table-cell office:value-type="string">
            <text:p>EarBreaker, EsZett</text:p>
          </table:table-cell>
          <table:table-cell office:value-type="string">
            <text:p>Spiral Sequenc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fevergj</text:p>
          </table:table-cell>
          <table:table-cell office:value-type="string">
            <text:p>Fever GJ</text:p>
          </table:table-cell>
          <table:table-cell office:value-type="string">
            <text:p>xxdbxx</text:p>
          </table:table-cell>
          <table:table-cell office:value-type="string">
            <text:p>Nu HnS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finalfriend</text:p>
          </table:table-cell>
          <table:table-cell office:value-type="string">
            <text:p>Final Friend feat. Lyn</text:p>
          </table:table-cell>
          <table:table-cell office:value-type="string">
            <text:p>Sol Flower</text:p>
          </table:table-cell>
          <table:table-cell office:value-type="string">
            <text:p>R&amp;B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fire</text:p>
          </table:table-cell>
          <table:table-cell office:value-type="string">
            <text:p>Fire</text:p>
          </table:table-cell>
          <table:table-cell office:value-type="string">
            <text:p>Toyohisa Araki</text:p>
          </table:table-cell>
          <table:table-cell office:value-type="string">
            <text:p>K Danc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fseasons</text:p>
          </table:table-cell>
          <table:table-cell office:value-type="string">
            <text:p>For Seasons</text:p>
          </table:table-cell>
          <table:table-cell office:value-type="string">
            <text:p>Makou</text:p>
          </table:table-cell>
          <table:table-cell office:value-type="string">
            <text:p>Easy Listening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ikarus</text:p>
          </table:table-cell>
          <table:table-cell office:value-type="string">
            <text:p>For The Ikarus</text:p>
          </table:table-cell>
          <table:table-cell office:value-type="string">
            <text:p>Nien</text:p>
          </table:table-cell>
          <table:table-cell office:value-type="string">
            <text:p>Anime Pop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from</text:p>
          </table:table-cell>
          <table:table-cell office:value-type="string">
            <text:p>From</text:p>
          </table:table-cell>
          <table:table-cell office:value-type="string">
            <text:p>PB's</text:p>
          </table:table-cell>
          <table:table-cell office:value-type="string">
            <text:p>Modern Rock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fromnow</text:p>
          </table:table-cell>
          <table:table-cell office:value-type="string">
            <text:p>From Now</text:p>
          </table:table-cell>
          <table:table-cell office:value-type="string">
            <text:p>Koyote</text:p>
          </table:table-cell>
          <table:table-cell office:value-type="string">
            <text:p>K Danc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ftr</text:p>
          </table:table-cell>
          <table:table-cell office:value-type="string">
            <text:p>FTR</text:p>
          </table:table-cell>
          <table:table-cell office:value-type="string">
            <text:p>Super Coma</text:p>
          </table:table-cell>
          <table:table-cell office:value-type="string">
            <text:p>Electronic House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funkychups</text:p>
          </table:table-cell>
          <table:table-cell office:value-type="string">
            <text:p>Funky Chups</text:p>
          </table:table-cell>
          <table:table-cell office:value-type="string">
            <text:p>Eyehead</text:p>
          </table:table-cell>
          <table:table-cell office:value-type="string">
            <text:p>Funky Electro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futurerism</text:p>
          </table:table-cell>
          <table:table-cell office:value-type="string">
            <text:p>Futurerism</text:p>
          </table:table-cell>
          <table:table-cell office:value-type="string">
            <text:p>Forte Escape</text:p>
          </table:table-cell>
          <table:table-cell office:value-type="string">
            <text:p>Electro Fusio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getontop</text:p>
          </table:table-cell>
          <table:table-cell office:value-type="string">
            <text:p>Get On Top</text:p>
          </table:table-cell>
          <table:table-cell office:value-type="string">
            <text:p>Planetboom</text:p>
          </table:table-cell>
          <table:table-cell office:value-type="string">
            <text:p>P Funk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getup</text:p>
          </table:table-cell>
          <table:table-cell office:value-type="string">
            <text:p>Get Up</text:p>
          </table:table-cell>
          <table:table-cell office:value-type="string">
            <text:p>Croove, Forte Escape</text:p>
          </table:table-cell>
          <table:table-cell office:value-type="string">
            <text:p>2 Step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girls</text:p>
          </table:table-cell>
          <table:table-cell office:value-type="string">
            <text:p>Girls</text:p>
          </table:table-cell>
          <table:table-cell office:value-type="string">
            <text:p>Lexy</text:p>
          </table:table-cell>
          <table:table-cell office:value-type="string">
            <text:p>K Pop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gridsystem</text:p>
          </table:table-cell>
          <table:table-cell office:value-type="string">
            <text:p>Grind System</text:p>
          </table:table-cell>
          <table:table-cell office:value-type="string">
            <text:p>Tsukasa</text:p>
          </table:table-cell>
          <table:table-cell office:value-type="string">
            <text:p>Trance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string">
            <text:p>happyface</text:p>
          </table:table-cell>
          <table:table-cell office:value-type="string">
            <text:p>Happy Face</text:p>
          </table:table-cell>
          <table:table-cell office:value-type="string">
            <text:p>BADA</text:p>
          </table:table-cell>
          <table:table-cell office:value-type="string">
            <text:p>K Pop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trumpet</text:p>
          </table:table-cell>
          <table:table-cell office:value-type="string">
            <text:p>Haydn Trumpet Concerto III</text:p>
          </table:table-cell>
          <table:table-cell office:value-type="string">
            <text:p>Haydn</text:p>
          </table:table-cell>
          <table:table-cell office:value-type="string">
            <text:p>Classic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heartgrow</text:p>
          </table:table-cell>
          <table:table-cell office:value-type="string">
            <text:p>Heart Grow</text:p>
          </table:table-cell>
          <table:table-cell office:value-type="string">
            <text:p>Hearts Grow</text:p>
          </table:table-cell>
          <table:table-cell office:value-type="string">
            <text:p>J Pop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pinky</text:p>
          </table:table-cell>
          <table:table-cell office:value-type="string">
            <text:p>Hello Pinky</text:p>
          </table:table-cell>
          <table:table-cell office:value-type="string">
            <text:p>Nien</text:p>
          </table:table-cell>
          <table:table-cell office:value-type="string">
            <text:p>HiFi Pop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string">
            <text:p>hellowchristmas</text:p>
          </table:table-cell>
          <table:table-cell office:value-type="string">
            <text:p>Hello! Christmas</text:p>
          </table:table-cell>
          <table:table-cell office:value-type="string">
            <text:p>East Wind</text:p>
          </table:table-cell>
          <table:table-cell office:value-type="string">
            <text:p>Fusion Jazz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hey</text:p>
          </table:table-cell>
          <table:table-cell office:value-type="string">
            <text:p>Hey There</text:p>
          </table:table-cell>
          <table:table-cell office:value-type="string">
            <text:p>Forte Escape</text:p>
          </table:table-cell>
          <table:table-cell office:value-type="string">
            <text:p>Acoustro Funk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hypersonic</text:p>
          </table:table-cell>
          <table:table-cell office:value-type="string">
            <text:p>Hypersonic</text:p>
          </table:table-cell>
          <table:table-cell office:value-type="string">
            <text:p>xxdbxx</text:p>
          </table:table-cell>
          <table:table-cell office:value-type="string">
            <text:p>Funky Techno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idiot</text:p>
          </table:table-cell>
          <table:table-cell office:value-type="string">
            <text:p>Idiot</text:p>
          </table:table-cell>
          <table:table-cell office:value-type="string">
            <text:p>Lexy</text:p>
          </table:table-cell>
          <table:table-cell office:value-type="string">
            <text:p>Hip Hop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im</text:p>
          </table:table-cell>
          <table:table-cell office:value-type="string">
            <text:p>IM</text:p>
          </table:table-cell>
          <table:table-cell office:value-type="string">
            <text:p>PB's</text:p>
          </table:table-cell>
          <table:table-cell office:value-type="string">
            <text:p>Modern Rock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jasco</text:p>
          </table:table-cell>
          <table:table-cell office:value-type="string">
            <text:p>Jack Jasco</text:p>
          </table:table-cell>
          <table:table-cell office:value-type="string">
            <text:p>JACK!!</text:p>
          </table:table-cell>
          <table:table-cell office:value-type="string">
            <text:p>J Pop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jbg</text:p>
          </table:table-cell>
          <table:table-cell office:value-type="string">
            <text:p>JBG</text:p>
          </table:table-cell>
          <table:table-cell office:value-type="string">
            <text:p>Croove</text:p>
          </table:table-cell>
          <table:table-cell office:value-type="string">
            <text:p>Yellow HipHop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2" office:value-type="float" office:value="14">
            <text:p>14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string">
            <text:p>Jupiter Driving</text:p>
          </table:table-cell>
          <table:table-cell office:value-type="string">
            <text:p>Eyehead</text:p>
          </table:table-cell>
          <table:table-cell office:value-type="string">
            <text:p>Techno Stock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ksystem</text:p>
          </table:table-cell>
          <table:table-cell office:value-type="string">
            <text:p>Knowledge System</text:p>
          </table:table-cell>
          <table:table-cell office:value-type="string">
            <text:p>Forte Escape</text:p>
          </table:table-cell>
          <table:table-cell office:value-type="string">
            <text:p>Techno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3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kuda</text:p>
          </table:table-cell>
          <table:table-cell office:value-type="string">
            <text:p>KUDA</text:p>
          </table:table-cell>
          <table:table-cell office:value-type="string">
            <text:p>Gonzo</text:p>
          </table:table-cell>
          <table:table-cell office:value-type="string">
            <text:p>Techno Core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lemonade</text:p>
          </table:table-cell>
          <table:table-cell office:value-type="string">
            <text:p>Lemonade</text:p>
          </table:table-cell>
          <table:table-cell office:value-type="string">
            <text:p>M2U</text:p>
          </table:table-cell>
          <table:table-cell office:value-type="string">
            <text:p>Lounge DnB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string">
            <text:p>letgo</text:p>
          </table:table-cell>
          <table:table-cell office:value-type="string">
            <text:p>Let Go</text:p>
          </table:table-cell>
          <table:table-cell office:value-type="string">
            <text:p>xxdbxx</text:p>
          </table:table-cell>
          <table:table-cell office:value-type="string">
            <text:p>Hip Hop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letmedance</text:p>
          </table:table-cell>
          <table:table-cell office:value-type="string">
            <text:p>Let Me Dance</text:p>
          </table:table-cell>
          <table:table-cell office:value-type="string">
            <text:p>Lexy</text:p>
          </table:table-cell>
          <table:table-cell office:value-type="string">
            <text:p>K Danc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letsgobaby</text:p>
          </table:table-cell>
          <table:table-cell office:value-type="string">
            <text:p>Let's Go Baby</text:p>
          </table:table-cell>
          <table:table-cell office:value-type="string">
            <text:p>3rd Coast</text:p>
          </table:table-cell>
          <table:table-cell office:value-type="string">
            <text:p>Hip Hop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lighthouse</text:p>
          </table:table-cell>
          <table:table-cell office:value-type="string">
            <text:p>Light House</text:p>
          </table:table-cell>
          <table:table-cell office:value-type="string">
            <text:p>ECO</text:p>
          </table:table-cell>
          <table:table-cell office:value-type="string">
            <text:p>Happycore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livingon</text:p>
          </table:table-cell>
          <table:table-cell office:value-type="string">
            <text:p>Living on The Beat</text:p>
          </table:table-cell>
          <table:table-cell office:value-type="string">
            <text:p>Forte Escape</text:p>
          </table:table-cell>
          <table:table-cell office:value-type="string">
            <text:p>Teggae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lnight2</text:p>
          </table:table-cell>
          <table:table-cell office:value-type="string">
            <text:p>Lonely Night II</text:p>
          </table:table-cell>
          <table:table-cell office:value-type="string">
            <text:p>Boowal</text:p>
          </table:table-cell>
          <table:table-cell office:value-type="string">
            <text:p>K Pop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longvacation</text:p>
          </table:table-cell>
          <table:table-cell office:value-type="string">
            <text:p>Long Vacation</text:p>
          </table:table-cell>
          <table:table-cell office:value-type="string">
            <text:p>Tari</text:p>
          </table:table-cell>
          <table:table-cell office:value-type="string">
            <text:p>School House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loveisone</text:p>
          </table:table-cell>
          <table:table-cell office:value-type="string">
            <text:p>Love is Once</text:p>
          </table:table-cell>
          <table:table-cell office:value-type="string">
            <text:p>Tei</text:p>
          </table:table-cell>
          <table:table-cell office:value-type="string">
            <text:p>Ballad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luvflow</text:p>
          </table:table-cell>
          <table:table-cell office:value-type="string">
            <text:p>Luv Flow</text:p>
          </table:table-cell>
          <table:table-cell office:value-type="string">
            <text:p>3rd Coast</text:p>
          </table:table-cell>
          <table:table-cell office:value-type="string">
            <text:p>R&amp;B Medium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2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masai</text:p>
          </table:table-cell>
          <table:table-cell office:value-type="string">
            <text:p>Masai</text:p>
          </table:table-cell>
          <table:table-cell office:value-type="string">
            <text:p>ECO</text:p>
          </table:table-cell>
          <table:table-cell office:value-type="string">
            <text:p>New Wave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3"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maybe</text:p>
          </table:table-cell>
          <table:table-cell office:value-type="string">
            <text:p>Maybe</text:p>
          </table:table-cell>
          <table:table-cell office:value-type="string">
            <text:p>Bak, Deok Jeong, Buzz</text:p>
          </table:table-cell>
          <table:table-cell office:value-type="string">
            <text:p>Rock Ballad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memoryofbeach</text:p>
          </table:table-cell>
          <table:table-cell office:value-type="string">
            <text:p>Memory of Beatch</text:p>
          </table:table-cell>
          <table:table-cell office:value-type="string">
            <text:p>M2U</text:p>
          </table:table-cell>
          <table:table-cell office:value-type="string">
            <text:p>Dance Pop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carol2</text:p>
          </table:table-cell>
          <table:table-cell office:value-type="string">
            <text:p>Merry Christmas...</text:p>
          </table:table-cell>
          <table:table-cell office:value-type="string">
            <text:p>JJ Groove</text:p>
          </table:table-cell>
          <table:table-cell office:value-type="string">
            <text:p>R&amp;B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messitup</text:p>
          </table:table-cell>
          <table:table-cell office:value-type="string">
            <text:p>Mess It Up</text:p>
          </table:table-cell>
          <table:table-cell office:value-type="string">
            <text:p>Nauts</text:p>
          </table:table-cell>
          <table:table-cell office:value-type="string">
            <text:p>Electro Big Band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string">
            <text:p>mblood</text:p>
          </table:table-cell>
          <table:table-cell office:value-type="string">
            <text:p>Midnight Blood</text:p>
          </table:table-cell>
          <table:table-cell office:value-type="string">
            <text:p>Nien</text:p>
          </table:table-cell>
          <table:table-cell office:value-type="string">
            <text:p>Oriental Trance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string">
            <text:p>miles</text:p>
          </table:table-cell>
          <table:table-cell office:value-type="string">
            <text:p>Miles</text:p>
          </table:table-cell>
          <table:table-cell office:value-type="string">
            <text:p>Electronic Boutique</text:p>
          </table:table-cell>
          <table:table-cell office:value-type="string">
            <text:p>Electro Fusion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11">
            <text:p>11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minimallife</text:p>
          </table:table-cell>
          <table:table-cell office:value-type="string">
            <text:p>Minimal Life</text:p>
          </table:table-cell>
          <table:table-cell office:value-type="string">
            <text:p>EarBreaker</text:p>
          </table:table-cell>
          <table:table-cell office:value-type="string">
            <text:p>Techno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mojosong</text:p>
          </table:table-cell>
          <table:table-cell office:value-type="string">
            <text:p>Mojo Song</text:p>
          </table:table-cell>
          <table:table-cell office:value-type="string">
            <text:p>Wasabi Icecream</text:p>
          </table:table-cell>
          <table:table-cell office:value-type="string">
            <text:p>Pop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moto</text:p>
          </table:table-cell>
          <table:table-cell office:value-type="string">
            <text:p>Moto</text:p>
          </table:table-cell>
          <table:table-cell office:value-type="string">
            <text:p>BoA</text:p>
          </table:table-cell>
          <table:table-cell office:value-type="string">
            <text:p>K Pop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myalias</text:p>
          </table:table-cell>
          <table:table-cell office:value-type="string">
            <text:p>My Alias</text:p>
          </table:table-cell>
          <table:table-cell office:value-type="string">
            <text:p>JW</text:p>
          </table:table-cell>
          <table:table-cell office:value-type="string">
            <text:p>Emo Core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myname</text:p>
          </table:table-cell>
          <table:table-cell office:value-type="string">
            <text:p>My Name</text:p>
          </table:table-cell>
          <table:table-cell office:value-type="string">
            <text:p>BoA</text:p>
          </table:table-cell>
          <table:table-cell office:value-type="string">
            <text:p>Urban Dance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nbvsnb</text:p>
          </table:table-cell>
          <table:table-cell office:value-type="string">
            <text:p>NB Power</text:p>
          </table:table-cell>
          <table:table-cell office:value-type="string">
            <text:p>NieN</text:p>
          </table:table-cell>
          <table:table-cell office:value-type="string">
            <text:p>Ani Rock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string">
            <text:p>nbranger</text:p>
          </table:table-cell>
          <table:table-cell office:value-type="string">
            <text:p>NB Ranger</text:p>
          </table:table-cell>
          <table:table-cell office:value-type="string">
            <text:p>M2U</text:p>
          </table:table-cell>
          <table:table-cell office:value-type="string">
            <text:p>Scream Funk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2"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neversay</text:p>
          </table:table-cell>
          <table:table-cell office:value-type="string">
            <text:p>Never Say</text:p>
          </table:table-cell>
          <table:table-cell office:value-type="string">
            <text:p>Eyehead</text:p>
          </table:table-cell>
          <table:table-cell office:value-type="string">
            <text:p>Jungle Pop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oblivion</text:p>
          </table:table-cell>
          <table:table-cell office:value-type="string">
            <text:p>Oblivion</text:p>
          </table:table-cell>
          <table:table-cell office:value-type="string">
            <text:p>ESTi</text:p>
          </table:table-cell>
          <table:table-cell office:value-type="string">
            <text:p>Dramatic Tranc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oh</text:p>
          </table:table-cell>
          <table:table-cell office:value-type="string">
            <text:p>Oh!</text:p>
          </table:table-cell>
          <table:table-cell office:value-type="string">
            <text:p>Shinhwa</text:p>
          </table:table-cell>
          <table:table-cell office:value-type="string">
            <text:p>K Pop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on</text:p>
          </table:table-cell>
          <table:table-cell office:value-type="string">
            <text:p>ON</text:p>
          </table:table-cell>
          <table:table-cell office:value-type="string">
            <text:p>RB</text:p>
          </table:table-cell>
          <table:table-cell office:value-type="string">
            <text:p>2 Step Slow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onesidedlove</text:p>
          </table:table-cell>
          <table:table-cell office:value-type="string">
            <text:p>One Sided Love</text:p>
          </table:table-cell>
          <table:table-cell office:value-type="string">
            <text:p>Electronic Boutique</text:p>
          </table:table-cell>
          <table:table-cell office:value-type="string">
            <text:p>Love Pop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onethelove</text:p>
          </table:table-cell>
          <table:table-cell office:value-type="string">
            <text:p>One The Love</text:p>
          </table:table-cell>
          <table:table-cell office:value-type="string">
            <text:p>Eyehead</text:p>
          </table:table-cell>
          <table:table-cell office:value-type="string">
            <text:p>Beer House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3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outlaw</text:p>
          </table:table-cell>
          <table:table-cell office:value-type="string">
            <text:p>Outlaw</text:p>
          </table:table-cell>
          <table:table-cell office:value-type="string">
            <text:p>Croove</text:p>
          </table:table-cell>
          <table:table-cell office:value-type="string">
            <text:p>Nu Skull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14">
            <text:p>14</text:p>
          </table:table-cell>
        </table:table-row>
        <table:table-row table:style-name="ro1">
          <table:table-cell office:value-type="string">
            <text:p>owl</text:p>
          </table:table-cell>
          <table:table-cell office:value-type="string">
            <text:p>Owl</text:p>
          </table:table-cell>
          <table:table-cell office:value-type="string">
            <text:p>BIZZY</text:p>
          </table:table-cell>
          <table:table-cell office:value-type="string">
            <text:p>K Pop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paraq</text:p>
          </table:table-cell>
          <table:table-cell office:value-type="string">
            <text:p>Para Q</text:p>
          </table:table-cell>
          <table:table-cell office:value-type="string">
            <text:p>ECO</text:p>
          </table:table-cell>
          <table:table-cell office:value-type="string">
            <text:p>Drum n Bass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99">
            <text:p>99</text:p>
          </table:table-cell>
          <table:table-cell table:number-columns-repeated="4"/>
        </table:table-row>
        <table:table-row table:style-name="ro1">
          <table:table-cell office:value-type="string">
            <text:p>passion</text:p>
          </table:table-cell>
          <table:table-cell office:value-type="string">
            <text:p>Passion</text:p>
          </table:table-cell>
          <table:table-cell office:value-type="string">
            <text:p>Se7en</text:p>
          </table:table-cell>
          <table:table-cell office:value-type="string">
            <text:p>R&amp;B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perseus</text:p>
          </table:table-cell>
          <table:table-cell office:value-type="string">
            <text:p>Perseus</text:p>
          </table:table-cell>
          <table:table-cell office:value-type="string">
            <text:p>Kim Jin</text:p>
          </table:table-cell>
          <table:table-cell office:value-type="string">
            <text:p>Trance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string">
            <text:p>yxz</text:p>
          </table:table-cell>
          <table:table-cell office:value-type="string">
            <text:p>Perseus Remix</text:p>
          </table:table-cell>
          <table:table-cell office:value-type="string">
            <text:p>Kim Jin</text:p>
          </table:table-cell>
          <table:table-cell office:value-type="string">
            <text:p>Trance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string">
            <text:p>pos</text:p>
          </table:table-cell>
          <table:table-cell office:value-type="string">
            <text:p>Phantom of Sky</text:p>
          </table:table-cell>
          <table:table-cell office:value-type="string">
            <text:p>M2U</text:p>
          </table:table-cell>
          <table:table-cell office:value-type="string">
            <text:p>Fantasy Pop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string">
            <text:p>phoenix</text:p>
          </table:table-cell>
          <table:table-cell office:value-type="string">
            <text:p>Phoenix Virus</text:p>
          </table:table-cell>
          <table:table-cell office:value-type="string">
            <text:p>M2U</text:p>
          </table:table-cell>
          <table:table-cell office:value-type="string">
            <text:p>Trance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phone</text:p>
          </table:table-cell>
          <table:table-cell office:value-type="string">
            <text:p>Phone</text:p>
          </table:table-cell>
          <table:table-cell office:value-type="string">
            <text:p>Park Hong Jun</text:p>
          </table:table-cell>
          <table:table-cell office:value-type="string">
            <text:p>Hip Hop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pitapat</text:p>
          </table:table-cell>
          <table:table-cell office:value-type="string">
            <text:p>Pit a Pat</text:p>
          </table:table-cell>
          <table:table-cell office:value-type="string">
            <text:p>BoA</text:p>
          </table:table-cell>
          <table:table-cell office:value-type="string">
            <text:p>K Pop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pizzicato</text:p>
          </table:table-cell>
          <table:table-cell office:value-type="string">
            <text:p>Pizzicato Polka</text:p>
          </table:table-cell>
          <table:table-cell office:value-type="string">
            <text:p>Blue M</text:p>
          </table:table-cell>
          <table:table-cell office:value-type="string">
            <text:p>Classic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pleez</text:p>
          </table:table-cell>
          <table:table-cell office:value-type="string">
            <text:p>Pleeez</text:p>
          </table:table-cell>
          <table:table-cell office:value-type="string">
            <text:p>D</text:p>
          </table:table-cell>
          <table:table-cell office:value-type="string">
            <text:p>R&amp;B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pump</text:p>
          </table:table-cell>
          <table:table-cell office:value-type="string">
            <text:p>Pump</text:p>
          </table:table-cell>
          <table:table-cell office:value-type="string">
            <text:p>Pumpkin Head</text:p>
          </table:table-cell>
          <table:table-cell office:value-type="string">
            <text:p>J Pop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queenbee</text:p>
          </table:table-cell>
          <table:table-cell office:value-type="string">
            <text:p>Queen Bee</text:p>
          </table:table-cell>
          <table:table-cell office:value-type="string">
            <text:p>Rimskii Korsakov, Blue M</text:p>
          </table:table-cell>
          <table:table-cell office:value-type="string">
            <text:p>Classic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rain</text:p>
          </table:table-cell>
          <table:table-cell office:value-type="string">
            <text:p>Rain+</text:p>
          </table:table-cell>
          <table:table-cell office:value-type="string">
            <text:p>Jeppet Co, PD Casker</text:p>
          </table:table-cell>
          <table:table-cell office:value-type="string">
            <text:p>Electronic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rayof</text:p>
          </table:table-cell>
          <table:table-cell office:value-type="string">
            <text:p>Ray of Illuminati</text:p>
          </table:table-cell>
          <table:table-cell office:value-type="string">
            <text:p>Eter, Tari, ECO</text:p>
          </table:table-cell>
          <table:table-cell office:value-type="string">
            <text:p>Euro Dance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2"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reallife</text:p>
          </table:table-cell>
          <table:table-cell office:value-type="string">
            <text:p>Real Life</text:p>
          </table:table-cell>
          <table:table-cell office:value-type="string">
            <text:p>BMK</text:p>
          </table:table-cell>
          <table:table-cell office:value-type="string">
            <text:p>K Pop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realoverdrive</text:p>
          </table:table-cell>
          <table:table-cell office:value-type="string">
            <text:p>Real Over Drive</text:p>
          </table:table-cell>
          <table:table-cell office:value-type="string">
            <text:p>NieN</text:p>
          </table:table-cell>
          <table:table-cell office:value-type="string">
            <text:p>Hardcore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red</text:p>
          </table:table-cell>
          <table:table-cell office:value-type="string">
            <text:p>RED</text:p>
          </table:table-cell>
          <table:table-cell office:value-type="string">
            <text:p>Croove</text:p>
          </table:table-cell>
          <table:table-cell office:value-type="string">
            <text:p>R&amp;B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regret</text:p>
          </table:table-cell>
          <table:table-cell office:value-type="string">
            <text:p>Regret of Snow</text:p>
          </table:table-cell>
          <table:table-cell office:value-type="string">
            <text:p>Shiki</text:p>
          </table:table-cell>
          <table:table-cell office:value-type="string">
            <text:p>Cyber Euro Dance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string">
            <text:p>relationagain</text:p>
          </table:table-cell>
          <table:table-cell office:value-type="string">
            <text:p>Relation Again</text:p>
          </table:table-cell>
          <table:table-cell office:value-type="string">
            <text:p>Tsukasa, ESTi</text:p>
          </table:table-cell>
          <table:table-cell office:value-type="string">
            <text:p>Bright Fusion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relax</text:p>
          </table:table-cell>
          <table:table-cell office:value-type="string">
            <text:p>Relax</text:p>
          </table:table-cell>
          <table:table-cell office:value-type="string">
            <text:p>mAd sOuL cHiLd</text:p>
          </table:table-cell>
          <table:table-cell office:value-type="string">
            <text:p>R&amp;B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reload</text:p>
          </table:table-cell>
          <table:table-cell office:value-type="string">
            <text:p>Reload</text:p>
          </table:table-cell>
          <table:table-cell office:value-type="string">
            <text:p>BIZZY</text:p>
          </table:table-cell>
          <table:table-cell office:value-type="string">
            <text:p>K Pop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revenge</text:p>
          </table:table-cell>
          <table:table-cell office:value-type="string">
            <text:p>Revenge</text:p>
          </table:table-cell>
          <table:table-cell office:value-type="string">
            <text:p>ECO</text:p>
          </table:table-cell>
          <table:table-cell office:value-type="string">
            <text:p>Hardcore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risingsun</text:p>
          </table:table-cell>
          <table:table-cell office:value-type="string">
            <text:p>Rising Sun</text:p>
          </table:table-cell>
          <table:table-cell office:value-type="string">
            <text:p>TVXQ</text:p>
          </table:table-cell>
          <table:table-cell office:value-type="string">
            <text:p>K Pop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riverflow</text:p>
          </table:table-cell>
          <table:table-cell office:value-type="string">
            <text:p>River Flow</text:p>
          </table:table-cell>
          <table:table-cell office:value-type="string">
            <text:p>Planetboom</text:p>
          </table:table-cell>
          <table:table-cell office:value-type="string">
            <text:p>Groovy Pop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roadofdeath</text:p>
          </table:table-cell>
          <table:table-cell office:value-type="string">
            <text:p>Road of Death</text:p>
          </table:table-cell>
          <table:table-cell office:value-type="string">
            <text:p>NieN</text:p>
          </table:table-cell>
          <table:table-cell office:value-type="string">
            <text:p>Hardcore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string">
            <text:p>rockordie</text:p>
          </table:table-cell>
          <table:table-cell office:value-type="string">
            <text:p>Rock or Die</text:p>
          </table:table-cell>
          <table:table-cell office:value-type="string">
            <text:p>NieN &amp; M2U (Aqua Records)</text:p>
          </table:table-cell>
          <table:table-cell office:value-type="string">
            <text:p>Hardcore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table:number-columns-repeated="3"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rocka</text:p>
          </table:table-cell>
          <table:table-cell office:value-type="string">
            <text:p>Rocka-A-Doodle-Doo</text:p>
          </table:table-cell>
          <table:table-cell office:value-type="string">
            <text:p>Makou</text:p>
          </table:table-cell>
          <table:table-cell office:value-type="string">
            <text:p>Funky Breaks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string">
            <text:p>rolling</text:p>
          </table:table-cell>
          <table:table-cell office:value-type="string">
            <text:p>Rolling On The Duck</text:p>
          </table:table-cell>
          <table:table-cell office:value-type="string">
            <text:p>NieN</text:p>
          </table:table-cell>
          <table:table-cell office:value-type="string">
            <text:p>Rock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string">
            <text:p>carol1</text:p>
          </table:table-cell>
          <table:table-cell office:value-type="string">
            <text:p>Rudolf</text:p>
          </table:table-cell>
          <table:table-cell office:value-type="string">
            <text:p>JJ Groove</text:p>
          </table:table-cell>
          <table:table-cell office:value-type="string">
            <text:p>Bossa Nova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russiandnc</text:p>
          </table:table-cell>
          <table:table-cell office:value-type="string">
            <text:p>Russian Dance</text:p>
          </table:table-cell>
          <table:table-cell office:value-type="string">
            <text:p>Tchaikovsky, Wide Music</text:p>
          </table:table-cell>
          <table:table-cell office:value-type="string">
            <text:p>Classic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sakura</text:p>
          </table:table-cell>
          <table:table-cell office:value-type="string">
            <text:p>Sakura</text:p>
          </table:table-cell>
          <table:table-cell office:value-type="string">
            <text:p>Akito</text:p>
          </table:table-cell>
          <table:table-cell office:value-type="string">
            <text:p>Japan Spiritual Pop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samba</text:p>
          </table:table-cell>
          <table:table-cell office:value-type="string">
            <text:p>Samba Samba</text:p>
          </table:table-cell>
          <table:table-cell office:value-type="string">
            <text:p>Wasabi Icecream</text:p>
          </table:table-cell>
          <table:table-cell office:value-type="string">
            <text:p>Samba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savemydream</text:p>
          </table:table-cell>
          <table:table-cell office:value-type="string">
            <text:p>Save My Dream</text:p>
          </table:table-cell>
          <table:table-cell office:value-type="string">
            <text:p>Napa</text:p>
          </table:table-cell>
          <table:table-cell office:value-type="string">
            <text:p>Acid Dance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saymylove</text:p>
          </table:table-cell>
          <table:table-cell office:value-type="string">
            <text:p>Say My Love</text:p>
          </table:table-cell>
          <table:table-cell office:value-type="string">
            <text:p>JJ Groove</text:p>
          </table:table-cell>
          <table:table-cell office:value-type="string">
            <text:p>Drum n Bass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string">
            <text:p>schoolsomeday</text:p>
          </table:table-cell>
          <table:table-cell office:value-type="string">
            <text:p>School Someday</text:p>
          </table:table-cell>
          <table:table-cell office:value-type="string">
            <text:p>Electronic Boutique</text:p>
          </table:table-cell>
          <table:table-cell office:value-type="string">
            <text:p>Fusion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scullyk</text:p>
          </table:table-cell>
          <table:table-cell office:value-type="string">
            <text:p>Scully Doesn't Know</text:p>
          </table:table-cell>
          <table:table-cell office:value-type="string">
            <text:p>Humming Urban Stereo, shina-e</text:p>
          </table:table-cell>
          <table:table-cell office:value-type="string">
            <text:p>K Pop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seeker</text:p>
          </table:table-cell>
          <table:table-cell office:value-type="string">
            <text:p>Seeker</text:p>
          </table:table-cell>
          <table:table-cell office:value-type="string">
            <text:p>M2U</text:p>
          </table:table-cell>
          <table:table-cell office:value-type="string">
            <text:p>Melodic Trance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string">
            <text:p>sin2</text:p>
          </table:table-cell>
          <table:table-cell office:value-type="string">
            <text:p>SIN</text:p>
          </table:table-cell>
          <table:table-cell office:value-type="string">
            <text:p>ESTi</text:p>
          </table:table-cell>
          <table:table-cell office:value-type="string">
            <text:p>Drum n Bass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sister</text:p>
          </table:table-cell>
          <table:table-cell office:value-type="string">
            <text:p>Sister</text:p>
          </table:table-cell>
          <table:table-cell office:value-type="string">
            <text:p>Dan Balan</text:p>
          </table:table-cell>
          <table:table-cell office:value-type="string">
            <text:p>K Pop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slowwalk</text:p>
          </table:table-cell>
          <table:table-cell office:value-type="string">
            <text:p>Slow Walk</text:p>
          </table:table-cell>
          <table:table-cell office:value-type="string">
            <text:p>Koyote</text:p>
          </table:table-cell>
          <table:table-cell office:value-type="string">
            <text:p>K Pop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sneakers</text:p>
          </table:table-cell>
          <table:table-cell office:value-type="string">
            <text:p>Sneakers</text:p>
          </table:table-cell>
          <table:table-cell office:value-type="string">
            <text:p>East Wind</text:p>
          </table:table-cell>
          <table:table-cell office:value-type="string">
            <text:p>Fusion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songofspring</text:p>
          </table:table-cell>
          <table:table-cell office:value-type="string">
            <text:p>Song of Spring</text:p>
          </table:table-cell>
          <table:table-cell office:value-type="string">
            <text:p>Mendelssohn, BlueM</text:p>
          </table:table-cell>
          <table:table-cell office:value-type="string">
            <text:p>Classic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spaceofsoul</text:p>
          </table:table-cell>
          <table:table-cell office:value-type="string">
            <text:p>Space of Soul</text:p>
          </table:table-cell>
          <table:table-cell office:value-type="string">
            <text:p>M2U</text:p>
          </table:table-cell>
          <table:table-cell office:value-type="string">
            <text:p>Symphonic House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spygirl</text:p>
          </table:table-cell>
          <table:table-cell office:value-type="string">
            <text:p>Spy Girl</text:p>
          </table:table-cell>
          <table:table-cell office:value-type="string">
            <text:p>Wasabi Icecream</text:p>
          </table:table-cell>
          <table:table-cell office:value-type="string">
            <text:p>Fusion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starfish</text:p>
          </table:table-cell>
          <table:table-cell office:value-type="string">
            <text:p>Starfish</text:p>
          </table:table-cell>
          <table:table-cell office:value-type="string">
            <text:p>Planetboom</text:p>
          </table:table-cell>
          <table:table-cell office:value-type="string">
            <text:p>Techno Cor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stars</text:p>
          </table:table-cell>
          <table:table-cell office:value-type="string">
            <text:p>Stars In Your Eyes</text:p>
          </table:table-cell>
          <table:table-cell office:value-type="string">
            <text:p>bermei.inazawa, ryorca</text:p>
          </table:table-cell>
          <table:table-cell office:value-type="string">
            <text:p>Astro Jazz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steppingout2</text:p>
          </table:table-cell>
          <table:table-cell office:value-type="string">
            <text:p>Stepping Out Step Remix</text:p>
          </table:table-cell>
          <table:table-cell office:value-type="string">
            <text:p>clazziquai (Kim Sunghoon)</text:p>
          </table:table-cell>
          <table:table-cell office:value-type="string">
            <text:p>K Pop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99">
            <text:p>99</text:p>
          </table:table-cell>
          <table:table-cell table:number-columns-repeated="4"/>
        </table:table-row>
        <table:table-row table:style-name="ro1">
          <table:table-cell office:value-type="string">
            <text:p>storm</text:p>
          </table:table-cell>
          <table:table-cell office:value-type="string">
            <text:p>Storm</text:p>
          </table:table-cell>
          <table:table-cell office:value-type="string">
            <text:p>Eugene</text:p>
          </table:table-cell>
          <table:table-cell office:value-type="string">
            <text:p>Garage Dance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style</text:p>
          </table:table-cell>
          <table:table-cell office:value-type="string">
            <text:p>Style</text:p>
          </table:table-cell>
          <table:table-cell office:value-type="string">
            <text:p>New Towner</text:p>
          </table:table-cell>
          <table:table-cell office:value-type="string">
            <text:p>Funk Rock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summerdream</text:p>
          </table:table-cell>
          <table:table-cell office:value-type="string">
            <text:p>Summer Dream</text:p>
          </table:table-cell>
          <table:table-cell office:value-type="string">
            <text:p>Mendelssoba, Wide Music</text:p>
          </table:table-cell>
          <table:table-cell office:value-type="string">
            <text:p>Classic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sunnyside</text:p>
          </table:table-cell>
          <table:table-cell office:value-type="string">
            <text:p>Sunny Side</text:p>
          </table:table-cell>
          <table:table-cell office:value-type="string">
            <text:p>Croove</text:p>
          </table:table-cell>
          <table:table-cell office:value-type="string">
            <text:p>Bright R&amp;B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superlovely</text:p>
          </table:table-cell>
          <table:table-cell office:value-type="string">
            <text:p>Super Lovely</text:p>
          </table:table-cell>
          <table:table-cell office:value-type="string">
            <text:p>EarBreaker</text:p>
          </table:table-cell>
          <table:table-cell office:value-type="string">
            <text:p>Euro Bea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2"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string">
            <text:p>sweet</text:p>
          </table:table-cell>
          <table:table-cell office:value-type="string">
            <text:p>Sweet</text:p>
          </table:table-cell>
          <table:table-cell office:value-type="string">
            <text:p>Casker</text:p>
          </table:table-cell>
          <table:table-cell office:value-type="string">
            <text:p>K Pop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3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sweetlove</text:p>
          </table:table-cell>
          <table:table-cell office:value-type="string">
            <text:p>Sweet Love</text:p>
          </table:table-cell>
          <table:table-cell office:value-type="string">
            <text:p>Ayamy</text:p>
          </table:table-cell>
          <table:table-cell office:value-type="string">
            <text:p>House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symphony40</text:p>
          </table:table-cell>
          <table:table-cell office:value-type="string">
            <text:p>Symphony No. 40</text:p>
          </table:table-cell>
          <table:table-cell office:value-type="string">
            <text:p>Wide Music</text:p>
          </table:table-cell>
          <table:table-cell office:value-type="string">
            <text:p>Classic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table:number-columns-repeated="2"/>
          <table:table-cell table:number-columns-repeated="2" office:value-type="float" office:value="13">
            <text:p>13</text:p>
          </table:table-cell>
        </table:table-row>
        <table:table-row table:style-name="ro1">
          <table:table-cell office:value-type="string">
            <text:p>tammuz</text:p>
          </table:table-cell>
          <table:table-cell office:value-type="string">
            <text:p>Tammuz</text:p>
          </table:table-cell>
          <table:table-cell office:value-type="string">
            <text:p>Forte Escape</text:p>
          </table:table-cell>
          <table:table-cell office:value-type="string">
            <text:p>Tranc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tattoo</text:p>
          </table:table-cell>
          <table:table-cell office:value-type="string">
            <text:p>Tattoo</text:p>
          </table:table-cell>
          <table:table-cell office:value-type="string">
            <text:p>Se7en</text:p>
          </table:table-cell>
          <table:table-cell office:value-type="string">
            <text:p>K Pop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chai</text:p>
          </table:table-cell>
          <table:table-cell office:value-type="string">
            <text:p>Tchaikovsky Piano Concerto No 1</text:p>
          </table:table-cell>
          <table:table-cell office:value-type="string">
            <text:p>Tchaikovsky, WavFactory</text:p>
          </table:table-cell>
          <table:table-cell office:value-type="string">
            <text:p>Classic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temptation</text:p>
          </table:table-cell>
          <table:table-cell office:value-type="string">
            <text:p>Temptation</text:p>
          </table:table-cell>
          <table:table-cell office:value-type="string">
            <text:p>S-Tro</text:p>
          </table:table-cell>
          <table:table-cell office:value-type="string">
            <text:p>2 Step Garage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thegirl</text:p>
          </table:table-cell>
          <table:table-cell office:value-type="string">
            <text:p>The Girl is Mine</text:p>
          </table:table-cell>
          <table:table-cell office:value-type="string">
            <text:p>Fly to the sky, mordny</text:p>
          </table:table-cell>
          <table:table-cell office:value-type="string">
            <text:p>K Pop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tokyo</text:p>
          </table:table-cell>
          <table:table-cell office:value-type="string">
            <text:p>The Tokyo</text:p>
          </table:table-cell>
          <table:table-cell office:value-type="string">
            <text:p>I.B.I.S</text:p>
          </table:table-cell>
          <table:table-cell office:value-type="string">
            <text:p>Trance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together</text:p>
          </table:table-cell>
          <table:table-cell office:value-type="string">
            <text:p>Together</text:p>
          </table:table-cell>
          <table:table-cell office:value-type="string">
            <text:p>Koyote</text:p>
          </table:table-cell>
          <table:table-cell office:value-type="string">
            <text:p>K Dance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toofast</text:p>
          </table:table-cell>
          <table:table-cell office:value-type="string">
            <text:p>Too Fast</text:p>
          </table:table-cell>
          <table:table-cell office:value-type="string">
            <text:p>Onieye</text:p>
          </table:table-cell>
          <table:table-cell office:value-type="string">
            <text:p>Dance Hip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triangle</text:p>
          </table:table-cell>
          <table:table-cell office:value-type="string">
            <text:p>Tri Angle</text:p>
          </table:table-cell>
          <table:table-cell office:value-type="string">
            <text:p>TVXQ</text:p>
          </table:table-cell>
          <table:table-cell office:value-type="string">
            <text:p>Rock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triple</text:p>
          </table:table-cell>
          <table:table-cell office:value-type="string">
            <text:p>Triple Zoe</text:p>
          </table:table-cell>
          <table:table-cell office:value-type="string">
            <text:p>Forte Escape</text:p>
          </table:table-cell>
          <table:table-cell office:value-type="string">
            <text:p>Progressive Rock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3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turkey</text:p>
          </table:table-cell>
          <table:table-cell office:value-type="string">
            <text:p>Trkischer Marsch</text:p>
          </table:table-cell>
          <table:table-cell office:value-type="string">
            <text:p>Roy Music</text:p>
          </table:table-cell>
          <table:table-cell office:value-type="string">
            <text:p>Classic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unight</text:p>
          </table:table-cell>
          <table:table-cell office:value-type="string">
            <text:p>Urban Night</text:p>
          </table:table-cell>
          <table:table-cell office:value-type="string">
            <text:p>Electronic Boutique</text:p>
          </table:table-cell>
          <table:table-cell office:value-type="string">
            <text:p>Urban House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vbob</text:p>
          </table:table-cell>
          <table:table-cell office:value-type="string">
            <text:p>V-Bob</text:p>
          </table:table-cell>
          <table:table-cell office:value-type="string">
            <text:p>Forte Escape</text:p>
          </table:table-cell>
          <table:table-cell office:value-type="string">
            <text:p>Big Band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vlady</text:p>
          </table:table-cell>
          <table:table-cell office:value-type="string">
            <text:p>Vanish Lady</text:p>
          </table:table-cell>
          <table:table-cell office:value-type="string">
            <text:p>Electronic Boutique</text:p>
          </table:table-cell>
          <table:table-cell office:value-type="string">
            <text:p>Electro Funk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virgin</text:p>
          </table:table-cell>
          <table:table-cell office:value-type="string">
            <text:p>Virgin</text:p>
          </table:table-cell>
          <table:table-cell office:value-type="string">
            <text:p>Ban Claf</text:p>
          </table:table-cell>
          <table:table-cell office:value-type="string">
            <text:p>Rock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summer3</text:p>
          </table:table-cell>
          <table:table-cell office:value-type="string">
            <text:p>Vivaldi Angel's Four Season The Summer Chapter 3</text:p>
          </table:table-cell>
          <table:table-cell office:value-type="string">
            <text:p>Vivaldi, WavFactory, GonZo, Planet Boom, Trapping</text:p>
          </table:table-cell>
          <table:table-cell office:value-type="string">
            <text:p>Classic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string">
            <text:p>weirdpistol</text:p>
          </table:table-cell>
          <table:table-cell office:value-type="string">
            <text:p>Weird Pistol</text:p>
          </table:table-cell>
          <table:table-cell office:value-type="string">
            <text:p>Forte Escape</text:p>
          </table:table-cell>
          <table:table-cell office:value-type="string">
            <text:p>Break Beat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windy</text:p>
          </table:table-cell>
          <table:table-cell office:value-type="string">
            <text:p>Windy</text:p>
          </table:table-cell>
          <table:table-cell office:value-type="string">
            <text:p>Heo, Jae Hyeok, Eugene</text:p>
          </table:table-cell>
          <table:table-cell office:value-type="string">
            <text:p>Garage Danc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withoutyourlove</text:p>
          </table:table-cell>
          <table:table-cell office:value-type="string">
            <text:p>Without Your Love</text:p>
          </table:table-cell>
          <table:table-cell office:value-type="string">
            <text:p>WOOHYUK &amp; Tabias Kegaelind</text:p>
          </table:table-cell>
          <table:table-cell office:value-type="string">
            <text:p>Dance Pop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wuha</text:p>
          </table:table-cell>
          <table:table-cell office:value-type="string">
            <text:p>Wuha</text:p>
          </table:table-cell>
          <table:table-cell office:value-type="string">
            <text:p>papa</text:p>
          </table:table-cell>
          <table:table-cell office:value-type="string">
            <text:p>Hip Hop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string">
            <text:p>yaparty</text:p>
          </table:table-cell>
          <table:table-cell office:value-type="string">
            <text:p>Ya! Party!</text:p>
          </table:table-cell>
          <table:table-cell office:value-type="string">
            <text:p>Forte Escape</text:p>
          </table:table-cell>
          <table:table-cell office:value-type="string">
            <text:p>Candy Pop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yegam</text:p>
          </table:table-cell>
          <table:table-cell office:value-type="string">
            <text:p>Yegam</text:p>
          </table:table-cell>
          <table:table-cell office:value-type="string">
            <text:p>PB's</text:p>
          </table:table-cell>
          <table:table-cell office:value-type="string">
            <text:p>Modern Rock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yellowberry</text:p>
          </table:table-cell>
          <table:table-cell office:value-type="string">
            <text:p>Yellow Berry</text:p>
          </table:table-cell>
          <table:table-cell office:value-type="string">
            <text:p>Forte Escape</text:p>
          </table:table-cell>
          <table:table-cell office:value-type="string">
            <text:p>Lounge Jazz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yocreoquesi</text:p>
          </table:table-cell>
          <table:table-cell office:value-type="string">
            <text:p>Yo Creo Que Si</text:p>
          </table:table-cell>
          <table:table-cell office:value-type="string">
            <text:p>Makou</text:p>
          </table:table-cell>
          <table:table-cell office:value-type="string">
            <text:p>Calypso House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yomax</text:p>
          </table:table-cell>
          <table:table-cell office:value-type="string">
            <text:p>Yomax</text:p>
          </table:table-cell>
          <table:table-cell office:value-type="string">
            <text:p>ND Lee</text:p>
          </table:table-cell>
          <table:table-cell office:value-type="string">
            <text:p>Hip Hop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yuyoung</text:p>
          </table:table-cell>
          <table:table-cell office:value-type="string">
            <text:p>Yu Young</text:p>
          </table:table-cell>
          <table:table-cell office:value-type="string">
            <text:p>Jeppet Co, PD Casker</text:p>
          </table:table-cell>
          <table:table-cell office:value-type="string">
            <text:p>Electronic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9">
            <text:p>9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s" fo:country="ES" style:font-name-asian="Lucida Sans Unicode" style:language-asian="ja" style:country-asian="JP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MS PGothi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3">03/05/2011</text:date>, <text:time>11:33:2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Win32 LibreOffice_project/330m19$Build-202</meta:generator>
    <dc:date>2011-05-03T11:33:20.71</dc:date>
    <meta:editing-duration>PT10M28S</meta:editing-duration>
    <meta:editing-cycles>2</meta:editing-cycles>
    <meta:document-statistic meta:table-count="1" meta:cell-count="2267" meta:object-count="0"/>
  </office:meta>
</office:document-meta>
</file>